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Standaard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padding="0cm" fo:border="none"/>
    </style:style>
    <style:style style:name="P2" style:family="paragraph" style:parent-style-name="Footer">
      <style:paragraph-properties fo:margin-right="0.635cm"/>
    </style:style>
    <style:style style:name="P3" style:family="paragraph" style:parent-style-name="H2" style:master-page-name="Standard">
      <style:paragraph-properties style:page-number="1"/>
    </style:style>
    <style:style style:name="P4" style:family="paragraph" style:parent-style-name="List_20_Paragraph" style:list-style-name="WWNum4">
      <style:paragraph-properties fo:keep-with-next="always"/>
    </style:style>
    <style:style style:name="P5" style:family="paragraph" style:parent-style-name="List_20_Paragraph" style:list-style-name="WWNum2">
      <style:paragraph-properties fo:keep-with-next="always"/>
    </style:style>
    <style:style style:name="P6" style:family="paragraph" style:parent-style-name="QDisplayLogic">
      <style:paragraph-properties fo:keep-with-next="always"/>
    </style:style>
    <style:style style:name="P7" style:family="paragraph" style:parent-style-name="QDisplayLogic">
      <style:paragraph-properties fo:text-indent="0.706cm" style:auto-text-indent="false" fo:keep-with-next="always"/>
    </style:style>
    <style:style style:name="P8" style:family="paragraph" style:parent-style-name="Standard">
      <style:paragraph-properties fo:keep-with-next="always"/>
    </style:style>
    <style:style style:name="P9" style:family="paragraph" style:parent-style-name="TextEntryLine">
      <style:paragraph-properties fo:text-indent="0.706cm" style:auto-text-indent="fals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-start text:name="_Hlk172312466"/>Appendix 1: Survey questions asked before the ABM workshop<text:bookmark-end text:name="_Hlk172312466"/></text:p>
      <text:p text:style-name="Standard"/>
      <text:p text:style-name="BlockSeparator"/>
      <text:p text:style-name="BlockStartLabel">Start of Block: Default Question Block</text:p>
      <text:p text:style-name="Standard"/>
      <text:p text:style-name="P8">Introduction This survey is to get some idea of the knowledge and skills of participants before our (online) ABM-workshop organized at [event]. We hope that you will find the time to fill in this survey before joining the workshop.<text:line-break/></text:p>
      <text:p text:style-name="Standard"/>
      <text:p text:style-name="QuestionSeparator"/>
      <text:p text:style-name="Standard"/>
      <text:p text:style-name="P8">Question 1 Do you know what Agent-Based Modeling is?</text:p>
      <text:list text:style-name="WWNum4">
        <text:list-item>
          <text:p text:style-name="P4">Yes <text:s/>(2) </text:p>
        </text:list-item>
        <text:list-item>
          <text:p text:style-name="P4">No <text:s/>(3) </text:p>
        </text:list-item>
      </text:list>
      <text:p text:style-name="Standard"/>
      <text:p text:style-name="BlockEndLabel">End of Block: Default Question Block</text:p>
      <text:p text:style-name="BlockSeparator"/>
      <text:p text:style-name="BlockStartLabel">Start of Block: ABM knowledge</text:p>
      <text:p text:style-name="P6">Display This Question:</text:p>
      <text:p text:style-name="P7">If Do you know what Agent-Based Modeling is? = Yes</text:p>
      <text:p text:style-name="Standard"/>
      <text:p text:style-name="P8">Question 2 What is your experience with Agent-Based Modeling?</text:p>
      <text:list text:continue-numbering="true" text:style-name="WWNum4">
        <text:list-item>
          <text:p text:style-name="P4">Beginner <text:s/>(1) </text:p>
        </text:list-item>
        <text:list-item>
          <text:p text:style-name="P4">Experienced <text:s/>(2) </text:p>
        </text:list-item>
        <text:list-item>
          <text:p text:style-name="P4">Expert <text:s/>(5) </text:p>
        </text:list-item>
      </text:list>
      <text:p text:style-name="Standard"/>
      <text:p text:style-name="QuestionSeparator"/>
      <text:p text:style-name="P6">Display This Question:</text:p>
      <text:p text:style-name="P7">If Do you know what Agent-Based Modeling is? = Yes</text:p>
      <text:p text:style-name="Standard"/>
      <text:p text:style-name="P8"><text:soft-page-break/>Question 3 How do you judge the available theory on Agent-Based Modelling?</text:p>
      <text:list xml:id="list201703884045873" text:continue-numbering="true" text:style-name="WWNum4">
        <text:list-item>
          <text:p text:style-name="P4">Limited <text:s/>(1) </text:p>
        </text:list-item>
        <text:list-item>
          <text:p text:style-name="P4">Sufficient <text:s/>(7) </text:p>
        </text:list-item>
        <text:list-item>
          <text:p text:style-name="P4">More than sufficient <text:s/>(8) </text:p>
        </text:list-item>
        <text:list-item>
          <text:p text:style-name="P4">Very good <text:s/>(9) </text:p>
        </text:list-item>
        <text:list-item>
          <text:p text:style-name="P4">No opinion <text:s/>(5) </text:p>
        </text:list-item>
      </text:list>
      <text:p text:style-name="Standard"/>
      <text:p text:style-name="QuestionSeparator"/>
      <text:p text:style-name="P6">Display This Question:</text:p>
      <text:p text:style-name="P7">If Do you know what Agent-Based Modeling is? = Yes</text:p>
      <text:p text:style-name="Standard"/>
      <text:p text:style-name="P8">Question 4 Which software do you know for Agent-Based Modeling?</text:p>
      <text:list xml:id="list3670295575" text:style-name="WWNum2">
        <text:list-item>
          <text:p text:style-name="P5">NetLogo <text:s/>(1) </text:p>
        </text:list-item>
        <text:list-item>
          <text:p text:style-name="P5">GAML <text:s/>(5) </text:p>
        </text:list-item>
        <text:list-item>
          <text:p text:style-name="P5">R <text:s/>(9) </text:p>
        </text:list-item>
        <text:list-item>
          <text:p text:style-name="P5">Python <text:s/>(10) </text:p>
        </text:list-item>
        <text:list-item>
          <text:p text:style-name="P5">None <text:s/>(6) </text:p>
        </text:list-item>
        <text:list-item>
          <text:p text:style-name="P5">Other: <text:s/>(7) __________________________________________________</text:p>
        </text:list-item>
      </text:list>
      <text:p text:style-name="Standard"/>
      <text:p text:style-name="QuestionSeparator"/>
      <text:p text:style-name="P6">Display This Question:</text:p>
      <text:p text:style-name="P7">If Do you know what Agent-Based Modeling is? = Yes</text:p>
      <text:p text:style-name="Standard"/>
      <text:p text:style-name="P8"><text:soft-page-break/>Question 5 Have you ever applied Agent-Based Modelling?</text:p>
      <text:list xml:id="list201703812037942" text:continue-list="list201703884045873" text:style-name="WWNum4">
        <text:list-item>
          <text:p text:style-name="P4">Yes <text:s/>(1) </text:p>
        </text:list-item>
        <text:list-item>
          <text:p text:style-name="P4">No <text:s/>(2) </text:p>
        </text:list-item>
      </text:list>
      <text:p text:style-name="Standard"/>
      <text:p text:style-name="QuestionSeparator"/>
      <text:p text:style-name="P6">Display This Question:</text:p>
      <text:p text:style-name="P7">If Have you ever applied Agent-Based Modelling? = Yes</text:p>
      <text:p text:style-name="Standard"/>
      <text:p text:style-name="P8">Question 6 What did you use Agent-Based Modelling for?</text:p>
      <text:p text:style-name="P9">________________________________________________________________</text:p>
      <text:p text:style-name="Standard"/>
      <text:p text:style-name="BlockEndLabel">End of Block: ABM knowledge</text:p>
      <text:p text:style-name="BlockSeparator"/>
      <text:p text:style-name="BlockStartLabel">Start of Block: Computer skills</text:p>
      <text:p text:style-name="Standard"/>
      <text:p text:style-name="P8">Question 7 Which computer skills do you have?</text:p>
      <text:list xml:id="list201703748880939" text:continue-list="list3670295575" text:style-name="WWNum2">
        <text:list-item>
          <text:p text:style-name="P5">Word processor <text:s/>(1) </text:p>
        </text:list-item>
        <text:list-item>
          <text:p text:style-name="P5">Email <text:s/>(2) </text:p>
        </text:list-item>
        <text:list-item>
          <text:p text:style-name="P5">Spreadsheet <text:s/>(4) </text:p>
        </text:list-item>
        <text:list-item>
          <text:p text:style-name="P5">GIS <text:s/>(5) </text:p>
        </text:list-item>
        <text:list-item>
          <text:p text:style-name="P5">CAD <text:s/>(6) </text:p>
        </text:list-item>
        <text:list-item>
          <text:p text:style-name="P5">3D modelling <text:s/>(7) </text:p>
        </text:list-item>
        <text:list-item>
          <text:p text:style-name="P5">Programming/coding <text:s/>(8) </text:p>
        </text:list-item>
        <text:list-item>
          <text:p text:style-name="P5">Other, please describe: <text:s/>(10) __________________________________________________</text:p>
        </text:list-item>
      </text:list>
      <text:p text:style-name="Standard"/>
      <text:p text:style-name="QuestionSeparator"/>
      <text:p text:style-name="Standard"><text:soft-page-break/></text:p>
      <text:p text:style-name="P8">Question 8 Do you have any previous programming/coding experience?</text:p>
      <text:list xml:id="list201703501995665" text:continue-list="list201703812037942" text:style-name="WWNum4">
        <text:list-item>
          <text:p text:style-name="P4">No <text:s/>(1) </text:p>
        </text:list-item>
        <text:list-item>
          <text:p text:style-name="P4">Less than 1 year <text:s/>(2) </text:p>
        </text:list-item>
        <text:list-item>
          <text:p text:style-name="P4">1-2 years <text:s/>(3) </text:p>
        </text:list-item>
        <text:list-item>
          <text:p text:style-name="P4">3-5 years <text:s/>(4) </text:p>
        </text:list-item>
        <text:list-item>
          <text:p text:style-name="P4">More than 5 years <text:s/>(5) </text:p>
        </text:list-item>
      </text:list>
      <text:p text:style-name="Standard"/>
      <text:p text:style-name="QuestionSeparator"/>
      <text:p text:style-name="P6">Display This Question:</text:p>
      <text:p text:style-name="P7">If Do you have any previous programming/coding experience? = Less than 1 year</text:p>
      <text:p text:style-name="P7">Or Do you have any previous programming/coding experience? = 1-2 years</text:p>
      <text:p text:style-name="P7">Or Do you have any previous programming/coding experience? = 3-5 years</text:p>
      <text:p text:style-name="P7">Or Do you have any previous programming/coding experience? = More than 5 years</text:p>
      <text:p text:style-name="Standard"/>
      <text:p text:style-name="P8"><text:soft-page-break/>Question 9 With which programming languages have you worked before?</text:p>
      <text:list text:continue-list="list201703748880939" text:style-name="WWNum2">
        <text:list-item>
          <text:p text:style-name="P5">NetLogo <text:s/>(1) </text:p>
        </text:list-item>
        <text:list-item>
          <text:p text:style-name="P5">Python <text:s/>(2) </text:p>
        </text:list-item>
        <text:list-item>
          <text:p text:style-name="P5">Java <text:s/>(3) </text:p>
        </text:list-item>
        <text:list-item>
          <text:p text:style-name="P5">R <text:s/>(4) </text:p>
        </text:list-item>
        <text:list-item>
          <text:p text:style-name="P5">GAML <text:s/>(5) </text:p>
        </text:list-item>
        <text:list-item>
          <text:p text:style-name="P5">Javascript / Typescript <text:s/>(6) </text:p>
        </text:list-item>
        <text:list-item>
          <text:p text:style-name="P5">C <text:s/>(10) </text:p>
        </text:list-item>
        <text:list-item>
          <text:p text:style-name="P5">C++ <text:s/>(7) </text:p>
        </text:list-item>
        <text:list-item>
          <text:p text:style-name="P5">None <text:s/>(8) </text:p>
        </text:list-item>
        <text:list-item>
          <text:p text:style-name="P5">Other, please describe <text:s/>(9) __________________________________________________</text:p>
        </text:list-item>
      </text:list>
      <text:p text:style-name="Standard"/>
      <text:p text:style-name="BlockEndLabel">End of Block: Computer skills</text:p>
      <text:p text:style-name="BlockSeparator"/>
      <text:p text:style-name="BlockStartLabel">Start of Block: Background</text:p>
      <text:p text:style-name="Standard"/>
      <text:p text:style-name="P8"><text:soft-page-break/>Question 10 What is your age?</text:p>
      <text:list text:continue-list="list201703501995665" text:style-name="WWNum4">
        <text:list-item>
          <text:p text:style-name="P4">20 years or younger <text:s/>(3) </text:p>
        </text:list-item>
        <text:list-item>
          <text:p text:style-name="P4">21-30 years <text:s/>(9) </text:p>
        </text:list-item>
        <text:list-item>
          <text:p text:style-name="P4">31-40 years <text:s/>(4) </text:p>
        </text:list-item>
        <text:list-item>
          <text:p text:style-name="P4">41-50 years <text:s/>(5) </text:p>
        </text:list-item>
        <text:list-item>
          <text:p text:style-name="P4">51-60 years <text:s/>(6) </text:p>
        </text:list-item>
        <text:list-item>
          <text:p text:style-name="P4">61-70 years <text:s/>(7) </text:p>
        </text:list-item>
        <text:list-item>
          <text:p text:style-name="P4">Over 71 years <text:s/>(8) </text:p>
        </text:list-item>
        <text:list-item>
          <text:p text:style-name="P4">Prefer not to share this <text:s/>(11) </text:p>
        </text:list-item>
      </text:list>
      <text:p text:style-name="Standard"/>
      <text:p text:style-name="QuestionSeparator"/>
      <text:p text:style-name="Standard"/>
      <text:p text:style-name="P8">Question 11 What is your gender?</text:p>
      <text:list text:continue-numbering="true" text:style-name="WWNum4">
        <text:list-item>
          <text:p text:style-name="P4">Male <text:s/>(1) </text:p>
        </text:list-item>
        <text:list-item>
          <text:p text:style-name="P4">Female <text:s/>(2) </text:p>
        </text:list-item>
        <text:list-item>
          <text:p text:style-name="P4">Non-binary <text:s/>(3) </text:p>
        </text:list-item>
        <text:list-item>
          <text:p text:style-name="P4">Prefer to self describe below: <text:s/>(5) __________________________________________________</text:p>
        </text:list-item>
      </text:list>
      <text:p text:style-name="Standard"/>
      <text:p text:style-name="QuestionSeparator"/>
      <text:p text:style-name="Standard"/>
      <text:p text:style-name="P8"><text:soft-page-break/>Question 12 What is you highest educational grade obtained?</text:p>
      <text:list text:continue-numbering="true" text:style-name="WWNum4">
        <text:list-item>
          <text:p text:style-name="P4">High school <text:s/>(4) </text:p>
        </text:list-item>
        <text:list-item>
          <text:p text:style-name="P4">Bachelor <text:s/>(5) </text:p>
        </text:list-item>
        <text:list-item>
          <text:p text:style-name="P4">Master <text:s/>(6) </text:p>
        </text:list-item>
        <text:list-item>
          <text:p text:style-name="P4">PhD <text:s/>(7) </text:p>
        </text:list-item>
        <text:list-item>
          <text:p text:style-name="P4">Prefer not to share <text:s/>(8) </text:p>
        </text:list-item>
      </text:list>
      <text:p text:style-name="Standard"/>
      <text:p text:style-name="QuestionSeparator"/>
      <text:p text:style-name="Standard"/>
      <text:p text:style-name="P8">Question 13 What is you nationality?</text:p>
      <text:list text:continue-numbering="true" text:style-name="WWNum4">
        <text:list-item>
          <text:p text:style-name="P4">Prefer not to share <text:s/>(1) </text:p>
        </text:list-item>
        <text:list-item>
          <text:p text:style-name="P4">Nationality <text:s/>(2) __________________________________________________</text:p>
        </text:list-item>
      </text:list>
      <text:p text:style-name="Standard"/>
      <text:p text:style-name="BlockEndLabel">End of Block: Background</text:p>
      <text:p text:style-name="BlockSeparator"/>
      <text:p text:style-name="BlockStartLabel">Start of Block: Work/education</text:p>
      <text:p text:style-name="Standard"/>
      <text:p text:style-name="P8">Question 14 Which of the option below applies to you?</text:p>
      <text:list text:continue-numbering="true" text:style-name="WWNum4">
        <text:list-item>
          <text:p text:style-name="P4">Student <text:s/>(1) </text:p>
        </text:list-item>
        <text:list-item>
          <text:p text:style-name="P4">Working professionally <text:s/>(2) </text:p>
        </text:list-item>
      </text:list>
      <text:p text:style-name="Standard"/>
      <text:p text:style-name="QuestionSeparator"/>
      <text:p text:style-name="P6">Display This Question:</text:p>
      <text:p text:style-name="P7">If Which of the option below applies to you? = Working professionally</text:p>
      <text:p text:style-name="Standard"/>
      <text:p text:style-name="P8"><text:soft-page-break/>Question 15 What is the best description of your job</text:p>
      <text:list text:continue-numbering="true" text:style-name="WWNum4">
        <text:list-item>
          <text:p text:style-name="P4">Fieldwork <text:s/>(1) </text:p>
        </text:list-item>
        <text:list-item>
          <text:p text:style-name="P4">Specialist <text:s/>(2) </text:p>
        </text:list-item>
        <text:list-item>
          <text:p text:style-name="P4">Policy making <text:s/>(3) </text:p>
        </text:list-item>
        <text:list-item>
          <text:p text:style-name="P4">Education <text:s/>(4) </text:p>
        </text:list-item>
        <text:list-item>
          <text:p text:style-name="P4">Research <text:s/>(7) </text:p>
        </text:list-item>
        <text:list-item>
          <text:p text:style-name="P4">Different, please describe: <text:s/>(6) __________________________________________________</text:p>
        </text:list-item>
      </text:list>
      <text:p text:style-name="Standard"/>
      <text:p text:style-name="QuestionSeparator"/>
      <text:p text:style-name="P6">Display This Question:</text:p>
      <text:p text:style-name="P7">If Which of the option below applies to you? = Working professionally</text:p>
      <text:p text:style-name="Standard"/>
      <text:p text:style-name="P8">Question 16 What kind of organisation do you work?</text:p>
      <text:list text:continue-numbering="true" text:style-name="WWNum4">
        <text:list-item>
          <text:p text:style-name="P4">Government <text:s/>(1) </text:p>
        </text:list-item>
        <text:list-item>
          <text:p text:style-name="P4">Commercial <text:s/>(2) </text:p>
        </text:list-item>
        <text:list-item>
          <text:p text:style-name="P4">Semi-commercial <text:s/>(3) </text:p>
        </text:list-item>
        <text:list-item>
          <text:p text:style-name="P4">University <text:s/>(4) </text:p>
        </text:list-item>
        <text:list-item>
          <text:p text:style-name="P4">NGO <text:s/>(7) </text:p>
        </text:list-item>
        <text:list-item>
          <text:p text:style-name="P4">Different, please describe: <text:s/>(8) __________________________________________________</text:p>
        </text:list-item>
      </text:list>
      <text:p text:style-name="Standard"/>
      <text:p text:style-name="BlockEndLabel">End of Block: Work/education</text:p>
      <text:p text:style-name="BlockSeparator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Standaard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F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n" fo:country="US" style:letter-kerning="false" style:font-name-asian="F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arSlider" style:family="paragraph" style:parent-style-name="Standard">
      <style:paragraph-properties fo:margin-top="0.141cm" fo:margin-bottom="0cm" style:contextual-spacing="false" fo:line-height="100%" fo:padding="0cm" fo:border-left="none" fo:border-right="none" fo:border-top="20.01pt solid #499fd1" fo:border-bottom="none"/>
    </style:style>
    <style:style style:name="QSummary" style:family="paragraph" style:parent-style-name="Standard">
      <style:text-properties fo:font-weight="bold" style:font-weight-asian="bold"/>
    </style:style>
    <style:style style:name="QLabel" style:family="paragraph" style:parent-style-name="Standard">
      <loext:graphic-properties draw:fill="solid" draw:fill-color="#d9d9d9"/>
      <style:paragraph-properties fo:background-color="#d9d9d9" fo:padding-left="0.141cm" fo:padding-right="0.141cm" fo:padding-top="0cm" fo:padding-bottom="0cm" fo:border-left="0.51pt solid #d9d9d9" fo:border-right="0.51pt solid #d9d9d9" fo:border-top="none" fo:border-bottom="none" style:shadow="none"/>
      <style:text-properties fo:font-size="16pt" fo:font-weight="bold" style:font-size-asian="16pt" style:font-weight-asian="bold"/>
    </style:style>
    <style:style style:name="WhiteText" style:family="paragraph" style:next-style-name="Standard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ffffff" loext:opacity="100%">
        <loext:char-complex-color loext:theme-type="light1" loext:color-type="theme"/>
      </style:text-properties>
    </style:style>
    <style:style style:name="WhiteCompositeLabel" style:family="paragraph" style:next-style-name="Standard">
      <style:paragraph-properties fo:margin-top="0.076cm" fo:margin-bottom="0.076cm" style:contextual-spacing="false" fo:line-height="100%" fo:text-align="center" style:justify-single-word="false" fo:orphans="2" fo:widows="2" style:writing-mode="lr-tb"/>
      <style:text-properties fo:color="#ffffff" loext:opacity="100%" style:font-name="Calibri" fo:font-family="Calibri" style:font-family-generic="roman" style:font-pitch="variable" fo:font-weight="bold" style:font-name-asian="Times New Roman" style:font-family-asian="'Times New Roman'" style:font-family-generic-asian="system" style:font-pitch-asian="variable" style:font-weight-asian="bold" style:font-name-complex="Times New Roman" style:font-family-complex="'Times New Roman'" style:font-family-generic-complex="system" style:font-pitch-complex="variable"/>
    </style:style>
    <style:style style:name="CompositeLabel" style:family="paragraph" style:next-style-name="Standard">
      <style:paragraph-properties fo:margin-top="0.076cm" fo:margin-bottom="0.076cm" style:contextual-spacing="false" fo:line-height="100%" fo:text-align="center" style:justify-single-word="false" fo:orphans="2" fo:widows="2" style:writing-mode="lr-tb"/>
      <style:text-properties style:font-name="Calibri" fo:font-family="Calibri" style:font-family-generic="roman" style:font-pitch="variable" fo:font-weight="bold" style:font-name-asian="Times New Roman" style:font-family-asian="'Times New Roman'" style:font-family-generic-asian="system" style:font-pitch-asian="variable" style:font-weight-asian="bold" style:font-name-complex="Times New Roman" style:font-family-complex="'Times New Roman'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1.27cm"/>
    </style:style>
    <style:style style:name="QDisplayLogic" style:family="paragraph" style:parent-style-name="Standard">
      <loext:graphic-properties draw:fill="solid" draw:fill-color="#6898bb"/>
      <style:paragraph-properties fo:margin-top="0.212cm" fo:margin-bottom="0.212cm" style:contextual-spacing="false" fo:line-height="100%" fo:background-color="#6898bb"/>
      <style:text-properties fo:color="#ffffff" loext:opacity="100%" fo:font-size="10pt" fo:font-style="italic" style:font-size-asian="10pt" style:font-style-asian="italic"/>
    </style:style>
    <style:style style:name="QSkipLogic" style:family="paragraph" style:parent-style-name="Standard">
      <loext:graphic-properties draw:fill="solid" draw:fill-color="#8d8d8d"/>
      <style:paragraph-properties fo:margin-top="0.212cm" fo:margin-bottom="0.212cm" style:contextual-spacing="false" fo:line-height="100%" fo:background-color="#8d8d8d"/>
      <style:text-properties fo:color="#ffffff" loext:opacity="100%" fo:font-size="10pt" fo:font-style="italic" style:font-size-asian="10pt" style:font-style-asian="italic"/>
    </style:style>
    <style:style style:name="SingleLineText" style:family="paragraph" style:next-style-name="Standard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QDynamicChoices" style:family="paragraph" style:parent-style-name="Standard">
      <loext:graphic-properties draw:fill="solid" draw:fill-color="#6fac3d"/>
      <style:paragraph-properties fo:margin-top="0.212cm" fo:margin-bottom="0.212cm" style:contextual-spacing="false" fo:line-height="100%" fo:background-color="#6fac3d"/>
      <style:text-properties fo:color="#ffffff" loext:opacity="100%" fo:font-size="10pt" fo:font-style="italic" style:font-size-asian="10pt" style:font-style-asian="italic"/>
    </style:style>
    <style:style style:name="QReusableChoices" style:family="paragraph" style:parent-style-name="Standard">
      <loext:graphic-properties draw:fill="solid" draw:fill-color="#3ea18e"/>
      <style:paragraph-properties fo:margin-top="0.212cm" fo:margin-bottom="0.212cm" style:contextual-spacing="false" fo:line-height="100%" fo:background-color="#3ea18e"/>
      <style:text-properties fo:color="#ffffff" loext:opacity="100%" fo:font-size="10pt" fo:font-style="italic" style:font-size-asian="10pt" style:font-style-asian="italic"/>
    </style:style>
    <style:style style:name="H1" style:family="paragraph" style:next-style-name="Standard">
      <style:paragraph-properties fo:margin-top="0cm" fo:margin-bottom="0.423cm" style:contextual-spacing="false" fo:line-height="100%" fo:text-align="start" style:justify-single-word="false" fo:orphans="2" fo:widows="2" style:writing-mode="lr-tb"/>
      <style:text-properties fo:color="#000000" loext:opacity="100%" fo:font-size="32pt" fo:font-weight="bold" style:font-size-asian="32pt" style:font-weight-asian="bold" style:font-size-complex="32pt"/>
    </style:style>
    <style:style style:name="H2" style:family="paragraph" style:next-style-name="Standard">
      <style:paragraph-properties fo:margin-top="0cm" fo:margin-bottom="0.423cm" style:contextual-spacing="false" fo:line-height="100%" fo:text-align="start" style:justify-single-word="false" fo:orphans="2" fo:widows="2" style:writing-mode="lr-tb"/>
      <style:text-properties fo:color="#000000" loext:opacity="100%" fo:font-size="24pt" fo:font-weight="bold" style:font-size-asian="24pt" style:font-weight-asian="bold" style:font-size-complex="24pt"/>
    </style:style>
    <style:style style:name="H3" style:family="paragraph" style:next-style-name="Standard">
      <style:paragraph-properties fo:margin-top="0cm" fo:margin-bottom="0.212cm" style:contextual-spacing="false" fo:line-height="100%" fo:text-align="start" style:justify-single-word="false" fo:orphans="2" fo:widows="2" style:writing-mode="lr-tb"/>
      <style:text-properties fo:color="#000000" loext:opacity="100%" fo:font-size="18pt" fo:font-weight="bold" style:font-size-asian="18pt" style:font-weight-asian="bold" style:font-size-complex="18pt"/>
    </style:style>
    <style:style style:name="BlockStartLabel" style:family="paragraph" style:parent-style-name="Standard">
      <style:paragraph-properties fo:margin-top="0.212cm" fo:margin-bottom="0.212cm" style:contextual-spacing="false" fo:line-height="100%"/>
      <style:text-properties fo:color="#cccccc" loext:opacity="100%" fo:font-weight="bold" style:font-weight-asian="bold"/>
    </style:style>
    <style:style style:name="BlockEndLabel" style:family="paragraph" style:parent-style-name="Standard">
      <style:paragraph-properties fo:margin-top="0.212cm" fo:margin-bottom="0cm" style:contextual-spacing="false" fo:line-height="100%"/>
      <style:text-properties fo:color="#cccccc" loext:opacity="100%" fo:font-weight="bold" style:font-weight-asian="bold"/>
    </style:style>
    <style:style style:name="BlockSeparator" style:family="paragraph" style:parent-style-name="Standard">
      <style:paragraph-properties fo:line-height="50%" fo:text-align="center" style:justify-single-word="false" fo:padding="0cm" fo:border-left="none" fo:border-right="none" fo:border-top="none" fo:border-bottom="0.99pt solid #cccccc"/>
      <style:text-properties fo:color="#cccccc" loext:opacity="100%" fo:font-weight="bold" style:font-weight-asian="bold"/>
    </style:style>
    <style:style style:name="QuestionSeparator" style:family="paragraph" style:parent-style-name="Standard">
      <style:paragraph-properties fo:margin-top="0.212cm" fo:margin-bottom="0.212cm" style:contextual-spacing="false" fo:line-height="50%" fo:padding="0cm" fo:border-left="none" fo:border-right="none" fo:border-top="0.99pt dashed #cccccc" fo:border-bottom="none"/>
    </style:style>
    <style:style style:name="Dropdown" style:family="paragraph" style:parent-style-name="Standard">
      <style:paragraph-properties fo:margin-top="0.212cm" fo:margin-bottom="0.212cm" style:contextual-spacing="false" fo:line-height="100%" fo:padding="0.141cm" fo:border="0.51pt solid #cccccc" style:shadow="none"/>
    </style:style>
    <style:style style:name="TextEntryLine" style:family="paragraph" style:parent-style-name="Standard">
      <style:paragraph-properties fo:margin-top="0.423cm" fo:margin-bottom="0cm" style:contextual-spacing="false" fo:line-height="100%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Footer_20_Char" style:class="extra">
      <style:paragraph-properties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er" style:family="paragraph" style:parent-style-name="Standard" loext:linked-style-name="Header_20_Char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SFGreen" style:family="paragraph" style:parent-style-name="Standard">
      <loext:graphic-properties draw:fill="solid" draw:fill-color="#edf2e3"/>
      <style:paragraph-properties fo:background-color="#edf2e3" fo:padding="0.141cm" fo:border="0.51pt solid #d1d9bd" style:shadow="none"/>
      <style:text-properties fo:color="#809163" loext:opacity="100%" fo:font-weight="bold" style:font-weight-asian="bold"/>
    </style:style>
    <style:style style:name="SFBlue" style:family="paragraph" style:parent-style-name="Standard">
      <loext:graphic-properties draw:fill="solid" draw:fill-color="#e6ecf5"/>
      <style:paragraph-properties fo:background-color="#e6ecf5" fo:padding="0.141cm" fo:border="0.51pt solid #c3cddb" style:shadow="none"/>
      <style:text-properties fo:color="#426092" loext:opacity="100%" fo:font-weight="bold" style:font-weight-asian="bold"/>
    </style:style>
    <style:style style:name="SFPurple" style:family="paragraph" style:parent-style-name="Standard">
      <loext:graphic-properties draw:fill="solid" draw:fill-color="#f2e3f2"/>
      <style:paragraph-properties fo:background-color="#f2e3f2" fo:padding="0.141cm" fo:border="0.51pt solid #d1c0d1" style:shadow="none"/>
      <style:text-properties fo:color="#916391" loext:opacity="100%" fo:font-weight="bold" style:font-weight-asian="bold"/>
    </style:style>
    <style:style style:name="SFGray" style:family="paragraph" style:parent-style-name="Standard">
      <loext:graphic-properties draw:fill="solid" draw:fill-color="#f2f2f2"/>
      <style:paragraph-properties fo:background-color="#f2f2f2" fo:padding="0.141cm" fo:border="0.51pt solid #cfcfcf" style:shadow="none"/>
      <style:text-properties fo:color="#555555" loext:opacity="100%" fo:font-weight="bold" style:font-weight-asian="bold"/>
    </style:style>
    <style:style style:name="SFRed" style:family="paragraph" style:parent-style-name="Standard">
      <loext:graphic-properties draw:fill="solid" draw:fill-color="#8c0707"/>
      <style:paragraph-properties fo:background-color="#8c0707" fo:padding="0.141cm" fo:border="0.51pt solid #700606" style:shadow="none"/>
      <style:text-properties fo:color="#ffffff" loext:opacity="100%" fo:font-weight="bold" style:font-weight-asian="bold"/>
    </style:style>
    <style:style style:name="QPlaceholderAlert" style:family="paragraph" style:parent-style-name="Standard">
      <style:text-properties fo:color="#ff0000" loext:opacity="100%"/>
    </style:style>
    <style:style style:name="Frame_20_contents" style:display-name="Frame contents" style:family="paragraph" style:parent-style-name="Standard" style:class="extra"/>
    <style:style style:name="Default_20_Paragraph_20_Font_20__28_WW_29_" style:display-name="Default Paragraph Font (WW)" style:family="text"/>
    <style:style style:name="Footer_20_Char" style:display-name="Footer Char" style:family="text" style:parent-style-name="Default_20_Paragraph_20_Font_20__28_WW_29_" loext:linked-style-name="Footer"/>
    <style:style style:name="page_20_number" style:display-name="page number" style:family="text" style:parent-style-name="Default_20_Paragraph_20_Font_20__28_WW_29_"/>
    <style:style style:name="Header_20_Char" style:display-name="Header Char" style:family="text" style:parent-style-name="Default_20_Paragraph_20_Font_20__28_WW_29_" loext:linked-style-name="Header"/>
    <style:style style:name="ListLabel_20_1" style:display-name="ListLabel 1" style:family="text">
      <style:text-properties fo:color="#bfbfbf" loext:opacity="100%" fo:font-size="28pt" style:font-name-asian="Courier New" style:font-family-asian="'Courier New'" style:font-family-generic-asian="system" style:font-pitch-asian="variable" style:font-size-asian="28pt" style:font-name-complex="Courier New" style:font-family-complex="'Courier New'" style:font-family-generic-complex="system" style:font-pitch-complex="variable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color="#bfbfbf" loext:opacity="100%" fo:font-size="28pt" style:font-name-asian="Courier New" style:font-family-asian="'Courier New'" style:font-family-generic-asian="system" style:font-pitch-asian="variable" style:font-size-asian="28pt"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color="#bfbfbf" loext:opacity="100%" fo:font-size="26pt" style:font-name-asian="Courier New" style:font-family-asian="'Courier New'" style:font-family-generic-asian="system" style:font-pitch-asian="variable" style:font-size-asian="26pt"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fo:color="#bfbfbf" loext:opacity="100%" fo:font-size="26pt" style:font-name-asian="Courier New" style:font-family-asian="'Courier New'" style:font-family-generic-asian="system" style:font-pitch-asian="variable" style:font-size-asian="26pt"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Multi_20_punch" style:display-name="Multi punch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ingle_20_punch" style:display-name="Single punch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▢" style:num-suffix="▢" text:bullet-char="▢">
        <style:list-level-properties text:list-level-position-and-space-mode="label-alignment">
          <style:list-level-label-alignment text:label-followed-by="listtab" fo:margin-left="0.635cm"/>
        </style:list-level-properties>
        <style:text-properties style:font-name="Courier New1"/>
      </text:list-level-style-bullet>
      <text:list-level-style-number text:level="2" text:style-name="ListLabel_20_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3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6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▢" style:num-suffix="▢" text:bullet-char="▢">
        <style:list-level-properties text:list-level-position-and-space-mode="label-alignment">
          <style:list-level-label-alignment text:label-followed-by="listtab" fo:margin-left="0.635cm"/>
        </style:list-level-properties>
        <style:text-properties style:font-name="Courier New1"/>
      </text:list-level-style-bullet>
      <text:list-level-style-number text:level="2" text:style-name="ListLabel_20_11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2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13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14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15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o" style:num-suffix="o" text:bullet-char="o">
        <style:list-level-properties text:list-level-position-and-space-mode="label-alignment">
          <style:list-level-label-alignment text:label-followed-by="listtab" fo:margin-left="0.635cm"/>
        </style:list-level-properties>
        <style:text-properties style:font-name="Courier New1"/>
      </text:list-level-style-bullet>
      <text:list-level-style-number text:level="2" text:style-name="ListLabel_20_20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21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22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23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24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o" style:num-suffix="o" text:bullet-char="o">
        <style:list-level-properties text:list-level-position-and-space-mode="label-alignment">
          <style:list-level-label-alignment text:label-followed-by="listtab" fo:margin-left="0.635cm"/>
        </style:list-level-properties>
        <style:text-properties style:font-name="Courier New1"/>
      </text:list-level-style-bullet>
      <text:list-level-style-number text:level="2" text:style-name="ListLabel_20_29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30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31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32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33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Footer">
      <style:paragraph-properties fo:padding="0cm" fo:border="none"/>
    </style:style>
    <style:style style:name="M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/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><text:line-break/></text:p>
      </style:header>
      <style:footer>
        <text:p text:style-name="Footer"><draw:frame draw:style-name="Mfr1" draw:name="Frame2" text:anchor-type="paragraph" svg:y="0.002cm" draw:z-index="7"><draw:text-box fo:min-height="0cm" fo:min-width="0.041cm"><text:p text:style-name="MP1" loext:marker-style-name="page number">Page <text:span text:style-name="page_20_number"><text:page-number text:select-page="current">8</text:page-number></text:span><text:s/>of <text:span text:style-name="page_20_number"><text:page-count>8</text:page-count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Agent-Based Modelling for Archeologists (CAA-DE/NLFl)</dc:title>
    <meta:initial-creator>Qualtrics</meta:initial-creator>
    <dc:creator>Ronald Visser</dc:creator>
    <meta:editing-cycles>3</meta:editing-cycles>
    <meta:creation-date>2024-07-19T18:11:00</meta:creation-date>
    <dc:date>2024-07-19T18:15:00</dc:date>
    <meta:editing-duration>P0D</meta:editing-duration>
    <meta:generator>LibreOffice/7.6.3.2$Windows_X86_64 LibreOffice_project/29d686fea9f6705b262d369fede658f824154cc0</meta:generator>
    <meta:document-statistic meta:table-count="0" meta:image-count="0" meta:object-count="0" meta:page-count="8" meta:paragraph-count="125" meta:word-count="669" meta:character-count="4010" meta:non-whitespace-character-count="3396"/>
    <meta:user-defined meta:name="AppVersion">16.0000</meta:user-defined>
    <meta:user-defined meta:name="Company">Qualtrics</meta:user-defined>
    <meta:template xlink:type="simple" xlink:actuate="onRequest" xlink:title="Normal.dotm" xlink:href=""/>
  </office:meta>
</office:document-meta>
</file>